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6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ue como um roteirista de podcast, para me ajudar a criar um roteiro que será narrado em um podcast de espiritualidade, focando no resumo do livro "A Gênese" de Allan Kardec. </text:p>
      <text:p text:style-name="P1">Deve ser um roteiro suave de ser lido, e que transporte quem o ouvir, para um mundo de tranquilidade e paz. O formato do roteiro deve conter: </text:p>
      <text:p text:style-name="P1">[INTRODUÇÃO] </text:p>
      <text:p text:style-name="P1">[DESENVOLVIMENTO PRINCIPAL DO TEMA, OU SEJA, O RESUMO] </text:p>
      <text:p text:style-name="P1">[FINALIZAÇÃO] </text:p>
      <text:p text:style-name="P1">{REGRAS} 1. Este podcast será apresentado apenas por uma pessoa </text:p>
      <text:p text:style-name="P1">2. Deve ser focado unica e exclusivamente no livro</text:p>
      <text:p text:style-name="P1">3. Deve ser um roteiro lúdico, porém com um toque adulto</text:p>
      <text:p text:style-name="P1">4. Deve ser curto, entre 3 e 5 minutos</text:p>
      <text:p text:style-name="P1">{REGRAS NEGATIVAS} </text:p>
      <text:p text:style-name="P1">1. Não pode sair do contexto do livro</text:p>
      <text:p text:style-name="P1">2. Não pode gerar conflito religio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23:08.102000000</meta:creation-date>
    <dc:date>2025-01-16T18:23:55.685000000</dc:date>
    <meta:editing-duration>PT47S</meta:editing-duration>
    <meta:editing-cycles>1</meta:editing-cycles>
    <meta:document-statistic meta:table-count="0" meta:image-count="0" meta:object-count="0" meta:page-count="1" meta:paragraph-count="12" meta:word-count="123" meta:character-count="701" meta:non-whitespace-character-count="583"/>
    <meta:generator>LibreOffice/7.5.0.3$Windows_X86_64 LibreOffice_project/c21113d003cd3efa8c53188764377a8272d9d6de</meta:generator>
  </office:meta>
</office:document-meta>
</file>